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 style:font-name-complex="Arial" fo:font-size="20pt" style:font-size-asian="20pt" style:font-size-complex="20pt"/>
    </style:style>
    <style:style style:name="P3" style:parent-style-name="Listenabsatz" style:list-style-name="LFO1" style:family="paragraph">
      <style:text-properties style:font-name="Arial" style:font-name-complex="Arial" fo:font-size="14pt" style:font-size-asian="14pt" style:font-size-complex="14pt"/>
    </style:style>
    <style:style style:name="P4" style:parent-style-name="Listenabsatz" style:list-style-name="LFO1" style:family="paragraph">
      <style:text-properties style:font-name="Arial" style:font-name-complex="Arial" fo:font-size="14pt" style:font-size-asian="14pt" style:font-size-complex="14pt"/>
    </style:style>
    <style:style style:name="P5" style:parent-style-name="Listenabsatz" style:list-style-name="LFO1" style:family="paragraph">
      <style:text-properties style:font-name="Arial" style:font-name-complex="Arial" fo:font-size="14pt" style:font-size-asian="14pt" style:font-size-complex="14pt"/>
    </style:style>
    <style:style style:name="P6" style:parent-style-name="Listenabsatz" style:list-style-name="LFO1" style:family="paragraph">
      <style:text-properties style:font-name="Arial" style:font-name-complex="Arial" fo:font-size="14pt" style:font-size-asian="14pt" style:font-size-complex="14pt"/>
    </style:style>
    <style:style style:name="P7" style:parent-style-name="Listenabsatz" style:list-style-name="LFO1" style:family="paragraph">
      <style:text-properties style:font-name="Arial" style:font-name-complex="Arial" fo:font-size="14pt" style:font-size-asian="14pt" style:font-size-complex="14pt"/>
    </style:style>
    <style:style style:name="P8" style:parent-style-name="Listenabsatz" style:list-style-name="LFO1" style:family="paragraph"/>
    <style:style style:name="T9" style:parent-style-name="Absatz-Standardschriftart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Testat 1</text:p>
      <text:p text:style-name="P2"/>
      <text:list text:style-name="LFO1" text:continue-numbering="true">
        <text:list-item>
          <text:p text:style-name="P3"/>
          <text:list text:continue-numbering="true">
            <text:list-item>
              <text:p text:style-name="P4">Die Komponente heißt CPU (core processing unit) und besteht aus Registern, einer ALU (arithmetic logic unit) oder auch Rechenwerk genannt,<text:s/>einem Steuerwerk<text:s/>und einer FPU (floating point unit).</text:p>
            </text:list-item>
            <text:list-item>
              <text:p text:style-name="P5">CISC (complex instruction set computing) und RISC (reduced instruction set computing)</text:p>
            </text:list-item>
            <text:list-item>
              <text:p text:style-name="P6">Relative, immediate, direkte, indizierte und indirekte Adressierung</text:p>
            </text:list-item>
            <text:list-item>
              <text:p text:style-name="P7">Nummer 4</text:p>
            </text:list-item>
          </text:list>
        </text:list-item>
        <text:list-item>
          <text:p text:style-name="P8"><text:span text:style-name="T9">s. Anhang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7740</meta:initial-creator>
    <dc:creator>pas7740</dc:creator>
    <meta:creation-date>2022-11-28T10:34:00Z</meta:creation-date>
    <dc:date>2022-12-01T07:26:00Z</dc:date>
    <meta:template xlink:href="Normal" xlink:type="simple"/>
    <meta:editing-cycles>4</meta:editing-cycles>
    <meta:editing-duration>PT0S</meta:editing-duration>
    <meta:document-statistic meta:page-count="1" meta:paragraph-count="1" meta:word-count="51" meta:character-count="376" meta:row-count="2" meta:non-whitespace-character-count="326"/>
  </office:meta>
</office:document-meta>
</file>